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 text:start-value="4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Nagłówek1" style:master-page-name="MP0" style:family="paragraph">
      <style:paragraph-properties fo:break-before="page"/>
      <style:text-properties fo:font-size="12pt" style:font-size-asian="12pt"/>
    </style:style>
    <style:style style:name="P2" style:parent-style-name="Nagłówek2" style:family="paragraph">
      <style:text-properties fo:font-size="10pt" style:font-size-asian="10pt" style:font-size-complex="10pt"/>
    </style:style>
    <style:style style:name="P3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 style:font-size-complex="10pt"/>
    </style:style>
    <style:style style:name="P4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5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6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7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 style:font-size-complex="10pt"/>
    </style:style>
    <style:style style:name="P8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9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10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11" style:parent-style-name="Normalny" style:family="paragraph">
      <style:paragraph-properties fo:text-align="justify" fo:margin-top="0.1666in" fo:margin-left="0.25in">
        <style:tab-stops/>
      </style:paragraph-properties>
      <style:text-properties style:font-name="Cambria" fo:font-size="10pt" style:font-size-asian="10pt" style:font-size-complex="10pt"/>
    </style:style>
    <style:style style:name="P12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13" style:parent-style-name="Akapitzlistą" style:family="paragraph">
      <style:paragraph-properties fo:text-align="justify" fo:margin-top="0.1666in"/>
      <style:text-properties style:font-name="Cambria" fo:font-size="10pt" style:font-size-asian="10pt" style:font-size-complex="10pt"/>
    </style:style>
    <style:style style:name="P14" style:parent-style-name="Normalny" style:family="paragraph">
      <style:paragraph-properties fo:text-align="justify" fo:margin-top="0.1666in" fo:margin-left="0.25in">
        <style:tab-stops/>
      </style:paragraph-properties>
    </style:style>
    <style:style style:name="T15" style:parent-style-name="Domyślnaczcionkaakapitu" style:family="text">
      <style:text-properties style:font-name="Cambria" fo:font-size="10pt" style:font-size-asian="10pt" style:font-size-complex="10pt"/>
    </style:style>
    <style:style style:name="T16" style:parent-style-name="Domyślnaczcionkaakapitu" style:family="text">
      <style:text-properties style:font-name="Cambria" fo:font-size="10pt" style:font-size-asian="10pt" style:font-size-complex="10pt"/>
    </style:style>
    <style:style style:name="T17" style:parent-style-name="Domyślnaczcionkaakapitu" style:family="text">
      <style:text-properties style:font-name="Cambria" fo:font-size="10pt" style:font-size-asian="10pt" style:font-size-complex="10pt"/>
    </style:style>
    <style:style style:name="T18" style:parent-style-name="Domyślnaczcionkaakapitu" style:family="text">
      <style:text-properties style:font-name="Cambria" fo:font-size="10pt" style:font-size-asian="10pt" style:font-size-complex="10pt"/>
    </style:style>
  </office:automatic-styles>
  <office:body>
    <office:text text:use-soft-page-breaks="true">
      <text:list text:style-name="LFO1" text:continue-numbering="true">
        <text:list-item>
          <text:p text:style-name="P1">Zdarzenia wyjątkowe w systemie elektroenergetycznym</text:p>
        </text:list-item>
      </text:list>
      <text:list text:style-name="LFO1" text:continue-numbering="true">
        <text:list-item>
          <text:list>
            <text:list-item>
              <text:p text:style-name="P2">Ogólne zasady postępowania</text:p>
            </text:list-item>
          </text:list>
        </text:list-item>
      </text:list>
      <text:p text:style-name="P3">Zdarzenia wyjątkowe w systemie w większości krajów Unii Europejskiej dotyczą wypadków wyjątkowego<text:s/>podchodzenia we wszelkich regulacjach krajowych do zdarzeń dotyczących jakości i niezawodności dostaw energii. Pojęciem, które na ogół określa tego typu sytuacje, jest „zdarzenie ekstremalne”. Określenie to nie jest zdefiniowane w sposób jednorodny, w zależności od kraju może traktować o przyczynach, ale także o skutkach zdarzeń ekstremalnych. Istnieje wiele różnych bliskoznacznych definicji, na przykład przejęte z prawa cywilnego pojęcie „siły wyższej”. W Polsce oznacza ono zjawisko charakteryzujące się trzema cechami:</text:p>
      <text:list text:style-name="LFO2" text:continue-numbering="true">
        <text:list-item>
          <text:p text:style-name="P4">działania o charakterze zewnętrznym (niezależnym od podmiotu),</text:p>
        </text:list-item>
        <text:list-item>
          <text:p text:style-name="P5">działania niespodziewane, niemożliwe do przewidzenia,</text:p>
        </text:list-item>
        <text:list-item>
          <text:p text:style-name="P6">działania, którym nie można było zapobiec lub przeciwdziałać.</text:p>
        </text:list-item>
      </text:list>
      <text:p text:style-name="P7">Wypadki, które spełniają powyższe kryteria, zaklasyfikować można ze względu na przyczynę zajścia do trzech głównych grup:</text:p>
      <text:list text:style-name="LFO3" text:continue-numbering="true">
        <text:list-item>
          <text:p text:style-name="P8">zdarzenia o naturze technicznej (np. zapaść czy niezbilansowanie systemu),</text:p>
        </text:list-item>
        <text:list-item>
          <text:p text:style-name="P9">zdarzenia wywołane niesprzyjającymi warunkami pogodowymi (np. klęski żywiołowe czy anomalie pogodowe),</text:p>
        </text:list-item>
        <text:list-item>
          <text:p text:style-name="P10">zdarzenia wywołane<text:s/>czynnikiem ludzkim (np. ataki terrorystyczne, strajki, zarządzenia władz czy nieumyślne szkody).</text:p>
        </text:list-item>
      </text:list>
      <text:p text:style-name="P11">Innym kryterium klasyfikującym zdarzenia ekstremalne jest ich oddziaływanie na pracę całego systemu. Można tu wyszczególnić dwie grupy:</text:p>
      <text:list text:style-name="LFO4" text:continue-numbering="true">
        <text:list-item>
          <text:p text:style-name="P12">rozległość awarii (najczęściej próg ilościowy odbiorców objętych skutkami awarii),</text:p>
        </text:list-item>
        <text:list-item>
          <text:p text:style-name="P13">szansa na wystąpienie danego zjawiska pogodowego na danym obszarze (obliczana na podstawie danych meteorologicznych).</text:p>
        </text:list-item>
      </text:list>
      <text:p text:style-name="P14"><text:span text:style-name="T15">Rezultatem wydarzeń wyjątkowych może być istotny negatywny wpływ na statystyki</text:span><text:span text:style-name="T16"><text:s/>ciągłości i niezawodności dostaw energii do odbiorców. Przy późniejszej analizie danych dotyczących tych zagadnień istotne znaczenie ma poprawne sklasyfikowanie zajścia jako zjawiska nadzwyczajnego. W tej kwestii również występują znaczne rozbieżności mię</text:span><text:span text:style-name="T17">dzy poszczególnymi krajami. Wynikają one głównie z unikalnych warunków środowiskowych, w jakich pracuje sieć w danym kraju oraz właściwości samej sieci elektroenergetycznej.</text:span><text:span text:style-name="T18"><text:s/>Przyporządkowanie to jest zwykle wykonywane przez operatorów systemu przesyłowego (OSP) i/lub dystrybucyjnego (OSD), albo też przez urząd regulacji (NRA). Z uwagi na różny poziom dostępu do niezbędnych danych przez podmioty odpowiedzialne często zdarza się, iż niezbędny jest współudział dodatkowego podmiotu pomagającego w ustalaniu wyjątkowości zjawisk. Jako że to operator sieci jest odpowiedzialny za jej zarządzanie, to na nim spoczywa obowiązek wykazania poprawności zastosowanej klasyfikacji zdarzeń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 text:start-value="4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eusz</meta:initial-creator>
    <dc:creator>Mateusz</dc:creator>
    <meta:creation-date>2013-12-10T14:24:00Z</meta:creation-date>
    <dc:date>2013-12-10T22:50:00Z</dc:date>
    <meta:template xlink:href="Normal.dotm" xlink:type="simple"/>
    <meta:editing-cycles>17</meta:editing-cycles>
    <meta:editing-duration>PT7680S</meta:editing-duration>
    <meta:document-statistic meta:page-count="1" meta:paragraph-count="5" meta:word-count="378" meta:character-count="2646" meta:row-count="18" meta:non-whitespace-character-count="2273"/>
  </office:meta>
</office:document-meta>
</file>